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38pt" svg:x="12.73pt" svg:y="1.11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46646" calcext:value-type="float">
            <text:p>146646</text:p>
          </table:table-cell>
          <table:table-cell table:style-name="ce1" table:formula="of:=SUM([.H3:.H70])" office:value-type="float" office:value="7921" calcext:value-type="float">
            <text:p>7921</text:p>
          </table:table-cell>
          <table:table-cell table:style-name="ce6" table:formula="of:=([.H72]/[.G72])" office:value-type="percentage" office:value="0.0540144293059477" calcext:value-type="percentage">
            <text:p>5.40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9:26:27.877924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2-22T19:27:30.830328090</dc:date>
    <meta:editing-duration>P2DT16H33M</meta:editing-duration>
    <meta:editing-cycles>100</meta:editing-cycles>
    <meta:generator>LibreOffice/5.1.6.2$Linux_X86_64 LibreOffice_project/10m0$Build-2</meta:generator>
    <meta:document-statistic meta:table-count="2" meta:cell-count="138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0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